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mapVariableHolder.configure( SitemapConfigurationHolder 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VariableHolder.get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VariableHolder.prepare( ChainedConfiguration conf , Map valu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temapVariableHolder.configure( Configuration con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itemapVariableHold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VariableHolder.getValu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temapVariableHolder.ge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